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VALLE CONDORI, HUMBER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OVALLE CONDORI, HUMBER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6844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FRANCO NINA, LUIS ANG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67450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6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6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4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1:00:0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